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fo:border="0.0008in solid #000000"/>
    </style:style>
    <style:style style:name="ce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ounds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8" table:number-columns-repeated="2"/>
        </table:table-row>
        <table:table-row table:style-name="ro2">
          <table:table-cell table:style-name="ce9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3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3">
          <table:table-cell table:number-columns-repeated="3"/>
        </table:table-row>
      </table:table>
      <table:table table:name="CanvasRenderer" table:style-name="ta1" table:print="false">
        <table:table-column table:style-name="co4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8" office:value-type="float" office:value="1">
            <office:annotation draw:style-name="gr2" draw:text-style-name="P1" svg:width="1.1413in" svg:height="0.8567in" svg:x="2.2362in" svg:y="0in" draw:caption-point-x="-0.2402in" draw:caption-point-y="0.1799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8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office:annotation draw:style-name="gr3" draw:text-style-name="P1" svg:width="1.1413in" svg:height="3.1894in" svg:x="3.1252in" svg:y="0in" draw:caption-point-x="-0.2402in" draw:caption-point-y="0.3555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9" office:value-type="string">
            <text:p>SystemRenderer</text:p>
          </table:table-cell>
          <table:table-cell table:number-columns-repeated="2" table:style-name="ce8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3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3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8" table:number-columns-repeated="2"/>
        </table:table-row>
        <table:table-row table:style-name="ro2">
          <table:table-cell table:style-name="ce9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office:annotation draw:style-name="gr4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ain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10" office:value-type="string">
            <text:p>DisplayObject</text:p>
          </table:table-cell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splayObject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8" office:value-type="float" office:value="1">
            <office:annotation draw:style-name="gr5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8" office:value-type="float" office:value="5">
            <office:annotation draw:style-name="gr6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8" office:value-type="float" office:value="1">
            <office:annotation draw:style-name="gr5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8" office:value-type="float" office:value="5">
            <office:annotation draw:style-name="gr6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8" office:value-type="float" office:value="1">
            <office:annotation draw:style-name="gr7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8" office:value-type="float" office:value="2">
            <office:annotation draw:style-name="gr4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8" office:value-type="float" office:value="2">
            <office:annotation draw:style-name="gr8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8" office:value-type="float" office:value="12">
            <office:annotation draw:style-name="gr9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9" office:value-type="string">
            <text:p>EventEmitter</text:p>
          </table:table-cell>
          <table:table-cell table:style-name="ce8">
            <office:annotation draw:style-name="gr7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8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3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lips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office:annotation draw:style-name="gr4" draw:text-style-name="P1" svg:width="1.1413in" svg:height="1.1677in" svg:x="3.711in" svg:y="0.0114in" draw:caption-point-x="-0.2402in" draw:caption-point-y="0.1799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8" table:number-columns-repeated="2"/>
        </table:table-row>
        <table:table-row table:style-name="ro2">
          <table:table-cell table:style-name="ce9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3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6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office:annotation draw:style-name="gr10" draw:text-style-name="P1" svg:width="1.1413in" svg:height="1.9453in" svg:x="3.711in" svg:y="0in" draw:caption-point-x="-0.2402in" draw:caption-point-y="0.1799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3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bservablePoint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oint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3">
            <office:annotation draw:style-name="gr11" draw:text-style-name="P1" svg:width="1.1413in" svg:height="8.0102in" svg:x="3.711in" svg:y="0in" draw:caption-point-x="-0.2402in" draw:caption-point-y="0.1799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2">
          <table:table-cell table:style-name="ce3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ctangl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table:style-name="ce3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oundedRectangl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3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office:annotation draw:style-name="gr12" draw:text-style-name="P1" svg:width="1.1413in" svg:height="3.0339in" svg:x="2.9031in" svg:y="0.0346in" draw:caption-point-x="-0.2402in" draw:caption-point-y="0.1449in">
              <dc:creator>LS</dc:creator>
              <dc:date>2018-09-11T00:00:00</dc:date>
              <text:p text:style-name="P1">SystemRenderer-flow.js:1310:7-16: Matrix</text:p>
              <text:p text:style-name="P1">SystemRenderer-flow.js:1310:20-31: Matrix</text:p>
              <text:p text:style-name="P1">SystemRenderer-flow.js:1310:24-29: [class: Matrix]</text:p>
              <text:p text:style-name="P1">SystemRenderer-flow.js:1531:9-18: Matrix</text:p>
              <text:p text:style-name="P1">SystemRenderer-flow.js:1532:9-18: Matrix</text:p>
              <text:p text:style-name="P1">SystemRenderer-flow.js:1534:58-67: Matrix</text:p>
            </office:annotation>
            <text:p>6</text:p>
          </table:table-cell>
        </table:table-row>
        <table:table-row table:style-name="ro3">
          <table:table-cell table:style-name="ce2" office:value-type="string">
            <text:p>Container</text:p>
          </table:table-cell>
          <table:table-cell table:style-name="ce8" office:value-type="float" office:value="2">
            <office:annotation draw:style-name="gr7" draw:text-style-name="P1" svg:width="1.1413in" svg:height="1.0122in" svg:x="2.0142in" svg:y="0in" draw:caption-point-x="-0.2402in" draw:caption-point-y="0.3551in">
              <dc:creator>LS</dc:creator>
              <dc:date>2018-09-11T00:00:00</dc:date>
              <text:p text:style-name="P1">SystemRenderer-flow.js:1484:9-55: Container</text:p>
              <text:p text:style-name="P1">SystemRenderer-flow.js:1492:9-64: Container</text:p>
            </office:annotation>
            <text:p>2</text:p>
          </table:table-cell>
          <table:table-cell table:style-name="ce8" office:value-type="float" office:value="3">
            <office:annotation draw:style-name="gr13" draw:text-style-name="P1" svg:width="1.1413in" svg:height="1.6343in" svg:x="2.9031in" svg:y="0in" draw:caption-point-x="-0.2402in" draw:caption-point-y="0.3551in">
              <dc:creator>LS</dc:creator>
              <dc:date>2018-09-11T00:00:00</dc:date>
              <text:p text:style-name="P1">SystemRenderer-flow.js:1484:41-55: Container</text:p>
              <text:p text:style-name="P1">SystemRenderer-flow.js:1484:45-53: [class: Container]</text:p>
              <text:p text:style-name="P1">SystemRenderer-flow.js:1492:36-64: Container</text:p>
            </office:annotation>
            <text:p>3</text:p>
          </table:table-cell>
        </table:table-row>
        <table:table-row table:style-name="ro3">
          <table:table-cell table:style-name="ce2" office:value-type="string">
            <text:p>RenderTextur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office:annotation draw:style-name="gr3" draw:text-style-name="P1" svg:width="1.1413in" svg:height="3.1894in" svg:x="2.9031in" svg:y="0in" draw:caption-point-x="-0.2402in" draw:caption-point-y="0.5386in">
              <dc:creator>LS</dc:creator>
              <dc:date>2018-09-11T00:00:00</dc:date>
              <text:p text:style-name="P1">SystemRenderer-flow.js:1529:15-27: RenderTexture</text:p>
              <text:p text:style-name="P1">SystemRenderer-flow.js:1529:31-43: [class: RenderTexture]</text:p>
              <text:p text:style-name="P1">SystemRenderer-flow.js:1529:31-110: RenderTexture</text:p>
              <text:p text:style-name="P1">SystemRenderer-flow.js:1534:36-48: RenderTexture</text:p>
              <text:p text:style-name="P1">SystemRenderer-flow.js:1536:16-28: RenderTexture</text:p>
            </office:annotation>
            <text:p>5</text:p>
          </table:table-cell>
        </table:table-row>
        <table:table-row table:style-name="ro2">
          <table:table-cell table:style-name="ce9" office:value-type="string">
            <text:p>EventEmitter</text:p>
          </table:table-cell>
          <table:table-cell table:style-name="ce8">
            <office:annotation draw:style-name="gr7" draw:text-style-name="P1" svg:width="1.1413in" svg:height="0.5457in" svg:x="2.0142in" svg:y="0.1264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8"/>
        </table:table-row>
        <table:table-row table:style-name="ro2">
          <table:table-cell table:number-columns-repeated="3"/>
        </table:table-row>
        <table:table-row table:style-name="ro3">
          <table:table-cell table:style-name="ce3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3">
          <table:table-cell table:style-name="ce3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2">
          <table:table-cell table:style-name="ce3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6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2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8" office:value-type="float" office:value="3">
            <office:annotation draw:style-name="gr14" draw:text-style-name="P1" svg:width="1.1413in" svg:height="1.4787in" svg:x="2.2811in" svg:y="0in" draw:caption-point-x="-0.2402in" draw:caption-point-y="0.1799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8" office:value-type="float" office:value="6">
            <office:annotation draw:style-name="gr15" draw:text-style-name="P1" svg:width="1.1413in" svg:height="2.8783in" svg:x="3.711in" svg:y="0in" draw:caption-point-x="-0.2402in" draw:caption-point-y="0.1799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ObservablePoint</text:p>
          </table:table-cell>
          <table:table-cell table:style-name="ce8" office:value-type="float" office:value="1">
            <office:annotation draw:style-name="gr7" draw:text-style-name="P1" svg:width="1.1413in" svg:height="0.5457in" svg:x="2.2811in" svg:y="0in" draw:caption-point-x="-0.2402in" draw:caption-point-y="0.3555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8" office:value-type="float" office:value="2">
            <office:annotation draw:style-name="gr14" draw:text-style-name="P1" svg:width="1.1413in" svg:height="1.4787in" svg:x="3.711in" svg:y="0in" draw:caption-point-x="-0.2402in" draw:caption-point-y="0.3555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TransformBase</text:p>
          </table:table-cell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2">
          <table:table-cell table:style-name="ce3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formBas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8" office:value-type="float" office:value="2">
            <office:annotation draw:style-name="gr8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8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formStatic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7" office:value-type="string">
            <text:p>Association</text:p>
          </table:table-cell>
          <table:table-cell table:style-name="ce7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8" office:value-type="float" office:value="4">
            <office:annotation draw:style-name="gr10" draw:text-style-name="P1" svg:width="1.1413in" svg:height="1.9453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8" office:value-type="float" office:value="8">
            <office:annotation draw:style-name="gr16" draw:text-style-name="P1" svg:width="1.1413in" svg:height="5.6776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1">
          <table:table-cell table:style-name="ce10" office:value-type="string">
            <text:p>TransformBase</text:p>
          </table:table-cell>
          <table:table-cell table:style-name="ce8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3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table:style-name="ce3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1">
          <table:table-cell table:style-name="ce3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4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5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6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5" table:default-cell-style-name="ce11"/>
        <table:table-column table:style-name="co2" table:number-columns-repeated="2" table:default-cell-style-name="Default"/>
        <table:table-row table:style-name="ro1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" office:value-type="float" office:value="0">
            <text:p>#NOME?</text:p>
          </table:table-cell>
        </table:table-row>
        <table:table-row table:style-name="ro1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2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9/11/2018</text:date>, <text:time>14:0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09-11T14:07:32</dc:date>
    <dc:creator>Leonardo Silva</dc:creator>
    <meta:editing-duration>P2DT55M14S</meta:editing-duration>
    <meta:editing-cycles>96</meta:editing-cycles>
    <meta:generator>OpenOffice/4.1.5$Unix OpenOffice.org_project/415m1$Build-9789</meta:generator>
    <meta:document-statistic meta:table-count="20" meta:cell-count="261" meta:object-count="0"/>
  </office:meta>
</office:document-meta>
</file>